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55269" loext:opacity="100%" fo:font-size="28pt" fo:font-weight="bold" officeooo:rsid="0002f582" officeooo:paragraph-rsid="0004bbde" fo:background-color="transparent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55269" loext:opacity="100%" fo:font-size="28pt" fo:font-weight="bold" officeooo:rsid="0002f582" officeooo:paragraph-rsid="0005e715" fo:background-color="transparent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55269" loext:opacity="100%" fo:font-size="14pt" fo:font-weight="bold" officeooo:rsid="0002f582" officeooo:paragraph-rsid="0002f58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55269" loext:opacity="100%" fo:font-size="14pt" fo:font-weight="bold" officeooo:rsid="0002f582" officeooo:paragraph-rsid="0002f582" fo:background-color="transparent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55269" loext:opacity="100%" fo:font-size="18pt" fo:font-weight="bold" officeooo:rsid="0002f582" officeooo:paragraph-rsid="0002f582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55269" loext:opacity="100%" fo:font-size="18pt" fo:font-weight="bold" officeooo:rsid="0002f582" officeooo:paragraph-rsid="00046bdf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55269" loext:opacity="100%" fo:font-size="18pt" fo:font-weight="bold" officeooo:rsid="0002f582" officeooo:paragraph-rsid="0004bbde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55269" loext:opacity="100%" fo:font-size="18pt" fo:font-weight="bold" officeooo:rsid="0004bbde" officeooo:paragraph-rsid="0004bbde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2f582" officeooo:paragraph-rsid="0004bbde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2f582" officeooo:paragraph-rsid="0005e715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officeooo:rsid="0002f582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5e715" officeooo:paragraph-rsid="0005e715" fo:background-color="transparent" style:font-size-asian="18pt" style:font-weight-asian="bold" style:font-size-complex="18pt" style:font-weight-complex="bold"/>
    </style:style>
    <style:style style:name="P14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officeooo:rsid="0005e715" officeooo:paragraph-rsid="0005e715" fo:background-color="transparent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355269" loext:opacity="100%" fo:font-size="28pt" fo:font-weight="bold" officeooo:rsid="00099c44" officeooo:paragraph-rsid="00099c44" style:font-size-asian="28pt" style:font-weight-asian="bold" style:font-size-complex="2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55269" loext:opacity="100%" fo:font-size="18pt" fo:font-weight="bold" officeooo:rsid="0002f582" officeooo:paragraph-rsid="0002f582" fo:background-color="transparent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2f582" officeooo:paragraph-rsid="00046bdf" fo:background-color="transparent" style:font-size-asian="18pt" style:font-weight-asian="bold" style:font-size-complex="18pt" style:font-weight-complex="bold"/>
    </style:style>
    <style:style style:name="T1" style:family="text">
      <style:text-properties officeooo:rsid="00046bdf"/>
    </style:style>
    <style:style style:name="T2" style:family="text">
      <style:text-properties officeooo:rsid="0004bbde"/>
    </style:style>
    <style:style style:name="T3" style:family="text">
      <style:text-properties officeooo:rsid="0005e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EVOIR</text:p>
      <text:p text:style-name="P5">Exo1: </text:p>
      <text:p text:style-name="P3"/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typedef struct abonne</text:p>
      <text:p text:style-name="P5">{</text:p>
      <text:p text:style-name="P5"><text:s text:c="4"/>int num_tel;</text:p>
      <text:p text:style-name="P5"><text:s text:c="4"/>char *nom_abonne;</text:p>
      <text:p text:style-name="P5"><text:s text:c="4"/>char *adress;</text:p>
      <text:p text:style-name="P5"><text:s text:c="4"/>struct abonne *next;</text:p>
      <text:p text:style-name="P5"><text:s text:c="4"/>struct abonne *prev;</text:p>
      <text:p text:style-name="P5">} abonne;</text:p>
      <text:p text:style-name="P5"/>
      <text:p text:style-name="P5">typedef struct zone</text:p>
      <text:p text:style-name="P5">{</text:p>
      <text:p text:style-name="P5"><text:s text:c="4"/>int code, nb_abonnes;</text:p>
      <text:p text:style-name="P5"><text:s text:c="4"/>char *nom_zone;</text:p>
      <text:p text:style-name="P5"><text:s text:c="4"/>abonne *debut_abonne;</text:p>
      <text:p text:style-name="P5"><text:s text:c="4"/>abonne *fin_abonne;</text:p>
      <text:p text:style-name="P5"><text:s text:c="4"/>struct zone *next;</text:p>
      <text:p text:style-name="P5">} Repertoire_telephone;</text:p>
      <text:p text:style-name="P5"/>
      <text:p text:style-name="P5">abonne *initialisation_abonne()</text:p>
      <text:p text:style-name="P5">{</text:p>
      <text:p text:style-name="P5"><text:s text:c="4"/>abonne *temp = (abonne *)malloc(sizeof(abonne));</text:p>
      <text:p text:style-name="P5"><text:s text:c="4"/>if (temp == NULL)</text:p>
      <text:p text:style-name="P5"><text:s text:c="4"/>{</text:p>
      <text:p text:style-name="P5"><text:s text:c="8"/>printf("No Such Space To Create Abonne Element!\n");</text:p>
      <text:p text:style-name="P5"><text:s text:c="8"/>exit(-1);</text:p>
      <text:p text:style-name="P5"><text:s text:c="4"/>}</text:p>
      <text:p text:style-name="P5"><text:s text:c="4"/>temp-&gt;next = temp-&gt;prev = NULL;</text:p>
      <text:p text:style-name="P5"><text:soft-page-break/><text:s text:c="4"/>temp-&gt;nom_abonne = malloc(20);</text:p>
      <text:p text:style-name="P5"><text:s text:c="4"/>temp-&gt;adress = malloc(20);</text:p>
      <text:p text:style-name="P5"><text:s text:c="4"/>if (temp-&gt;nom_abonne == NULL || temp-&gt;adress == NULL)</text:p>
      <text:p text:style-name="P5"><text:s text:c="4"/>{</text:p>
      <text:p text:style-name="P5"><text:s text:c="8"/>printf("No Such Space To Create Abonne Element!\n");</text:p>
      <text:p text:style-name="P5"><text:s text:c="8"/>exit(-1);</text:p>
      <text:p text:style-name="P5"><text:s text:c="4"/>}</text:p>
      <text:p text:style-name="P5"><text:s text:c="4"/>return temp;</text:p>
      <text:p text:style-name="P5">}</text:p>
      <text:p text:style-name="P5"/>
      <text:p text:style-name="P5">Repertoire_telephone *initialisation_rep(int code, char *nom)</text:p>
      <text:p text:style-name="P5">{</text:p>
      <text:p text:style-name="P5"><text:s text:c="4"/>Repertoire_telephone *temp = (Repertoire_telephone *)malloc(sizeof(Repertoire_telephone));</text:p>
      <text:p text:style-name="P5"><text:s text:c="4"/>if (temp == NULL)</text:p>
      <text:p text:style-name="P5"><text:s text:c="4"/>{</text:p>
      <text:p text:style-name="P5"><text:s text:c="8"/>printf("No Such Space To Create Abonne Element!\n");</text:p>
      <text:p text:style-name="P5"><text:s text:c="8"/>exit(-1);</text:p>
      <text:p text:style-name="P5"><text:s text:c="4"/>}</text:p>
      <text:p text:style-name="P5"><text:s text:c="4"/>temp-&gt;nb_abonnes = 0;</text:p>
      <text:p text:style-name="P5"><text:s text:c="4"/>temp-&gt;nom_zone = malloc(20);</text:p>
      <text:p text:style-name="P5"><text:s text:c="4"/>strcpy(temp-&gt;nom_zone, nom);</text:p>
      <text:p text:style-name="P5"><text:s text:c="4"/>temp-&gt;code = code;</text:p>
      <text:p text:style-name="P5"><text:s text:c="4"/>temp-&gt;debut_abonne = temp-&gt;fin_abonne = NULL;</text:p>
      <text:p text:style-name="P5"><text:s text:c="4"/>temp-&gt;next = NULL;</text:p>
      <text:p text:style-name="P5"><text:s text:c="4"/>return temp;</text:p>
      <text:p text:style-name="P5">}</text:p>
      <text:p text:style-name="P5"/>
      <text:p text:style-name="P5">int Ajouter_zone(Repertoire_telephone *list, int code, char *nom)</text:p>
      <text:p text:style-name="P5">{</text:p>
      <text:p text:style-name="P5"/>
      <text:p text:style-name="P5"><text:s text:c="4"/>Repertoire_telephone *new = initialisation_rep(code, nom);</text:p>
      <text:p text:style-name="P5"><text:s text:c="4"/>Repertoire_telephone *temp = list;</text:p>
      <text:p text:style-name="P5"><text:s text:c="4"/>while (temp-&gt;next != NULL)</text:p>
      <text:p text:style-name="P5"><text:soft-page-break/><text:s text:c="4"/>{</text:p>
      <text:p text:style-name="P5"><text:s text:c="8"/>temp = temp-&gt;next;</text:p>
      <text:p text:style-name="P5"><text:s text:c="4"/>}</text:p>
      <text:p text:style-name="P5"><text:s text:c="4"/>temp-&gt;next = new;</text:p>
      <text:p text:style-name="P5"><text:s text:c="4"/>return 1;</text:p>
      <text:p text:style-name="P5"><text:s text:c="4"/>return -1;</text:p>
      <text:p text:style-name="P5">}</text:p>
      <text:p text:style-name="P5"/>
      <text:p text:style-name="P5">int Ajouter_abonne(Repertoire_telephone *list, int num_tel, char *nom_abonne, char *adresse, int code_zone)</text:p>
      <text:p text:style-name="P5">{</text:p>
      <text:p text:style-name="P5"><text:s text:c="4"/>if (list == NULL)</text:p>
      <text:p text:style-name="P5"><text:s text:c="4"/>{</text:p>
      <text:p text:style-name="P5"><text:s text:c="8"/>printf("Your List is Empty, From Ajouter_Abonne Function!\n");</text:p>
      <text:p text:style-name="P5"><text:s text:c="8"/>return -1;</text:p>
      <text:p text:style-name="P5"><text:s text:c="4"/>}</text:p>
      <text:p text:style-name="P5"><text:s text:c="4"/>abonne *new = initialisation_abonne();</text:p>
      <text:p text:style-name="P5"><text:s text:c="4"/>new-&gt;num_tel = num_tel;</text:p>
      <text:p text:style-name="P5"><text:s text:c="4"/>strcpy(new-&gt;nom_abonne, nom_abonne);</text:p>
      <text:p text:style-name="P5"><text:s text:c="4"/>strcpy(new-&gt;adress, adresse);</text:p>
      <text:p text:style-name="P5"><text:s text:c="4"/>Repertoire_telephone *temp = list;</text:p>
      <text:p text:style-name="P5"><text:s text:c="4"/>while (temp-&gt;code != code_zone &amp;&amp; temp-&gt;next != NULL)</text:p>
      <text:p text:style-name="P5"><text:s text:c="4"/>{</text:p>
      <text:p text:style-name="P5"><text:s text:c="8"/>temp = temp-&gt;next;</text:p>
      <text:p text:style-name="P5"><text:s text:c="4"/>}</text:p>
      <text:p text:style-name="P5"><text:s text:c="4"/>if (temp == NULL)</text:p>
      <text:p text:style-name="P5"><text:s text:c="4"/>{</text:p>
      <text:p text:style-name="P5"><text:s text:c="8"/>printf("Code Zone Not Found!\n");</text:p>
      <text:p text:style-name="P5"><text:s text:c="8"/>return -1;</text:p>
      <text:p text:style-name="P5"><text:s text:c="4"/>}</text:p>
      <text:p text:style-name="P5"><text:s text:c="4"/>if (temp-&gt;nb_abonnes == 0)</text:p>
      <text:p text:style-name="P5"><text:s text:c="4"/>{</text:p>
      <text:p text:style-name="P5"><text:s text:c="8"/>temp-&gt;debut_abonne = temp-&gt;fin_abonne = new;</text:p>
      <text:p text:style-name="P5"><text:s text:c="8"/>temp-&gt;nb_abonnes++;</text:p>
      <text:p text:style-name="P5"><text:soft-page-break/><text:s text:c="8"/>return 1;</text:p>
      <text:p text:style-name="P5"><text:s text:c="4"/>}</text:p>
      <text:p text:style-name="P5"><text:s text:c="4"/>else</text:p>
      <text:p text:style-name="P5"><text:s text:c="4"/>{</text:p>
      <text:p text:style-name="P5"><text:s text:c="8"/>temp-&gt;nb_abonnes++;</text:p>
      <text:p text:style-name="P5"><text:s text:c="8"/>abonne *try = temp-&gt;debut_abonne;</text:p>
      <text:p text:style-name="P5"><text:s text:c="8"/>while (try-&gt;next != NULL)</text:p>
      <text:p text:style-name="P5"><text:s text:c="8"/>{</text:p>
      <text:p text:style-name="P5"><text:s text:c="12"/>try = try-&gt;next;</text:p>
      <text:p text:style-name="P5"><text:s text:c="8"/>}</text:p>
      <text:p text:style-name="P5"><text:s text:c="8"/>try-&gt;next = new;</text:p>
      <text:p text:style-name="P5"><text:s text:c="8"/>new-&gt;prev = try;</text:p>
      <text:p text:style-name="P5"><text:s text:c="8"/>temp-&gt;fin_abonne = new;</text:p>
      <text:p text:style-name="P5"><text:s text:c="8"/>return 1;</text:p>
      <text:p text:style-name="P5"><text:s text:c="4"/>}</text:p>
      <text:p text:style-name="P5"><text:s text:c="4"/>return -1;</text:p>
      <text:p text:style-name="P5">}</text:p>
      <text:p text:style-name="P5"/>
      <text:p text:style-name="P5">int Enregistrer_abonne(Repertoire_telephone *list, char *nom, int code_zone)</text:p>
      <text:p text:style-name="P5">{</text:p>
      <text:p text:style-name="P5"><text:s text:c="4"/>if (list == NULL)</text:p>
      <text:p text:style-name="P5"><text:s text:c="4"/>{</text:p>
      <text:p text:style-name="P5"><text:s text:c="8"/>printf("Your List is Empty, From Energistrer_abonne Function!\n");</text:p>
      <text:p text:style-name="P5"><text:s text:c="8"/>return -1;</text:p>
      <text:p text:style-name="P5"><text:s text:c="4"/>}</text:p>
      <text:p text:style-name="P5"><text:s text:c="4"/>Repertoire_telephone *temp = list;</text:p>
      <text:p text:style-name="P5"><text:s text:c="4"/>while (temp-&gt;code != code_zone &amp;&amp; temp-&gt;next != NULL)</text:p>
      <text:p text:style-name="P5"><text:s text:c="4"/>{</text:p>
      <text:p text:style-name="P5"><text:s text:c="8"/>temp = temp-&gt;next;</text:p>
      <text:p text:style-name="P5"><text:s text:c="4"/>}</text:p>
      <text:p text:style-name="P5"><text:s text:c="4"/>if (temp == NULL || temp-&gt;debut_abonne == NULL)</text:p>
      <text:p text:style-name="P5"><text:s text:c="4"/>{</text:p>
      <text:p text:style-name="P5"><text:s text:c="8"/>printf("Code Zone Not Found!\n");</text:p>
      <text:p text:style-name="P5"><text:soft-page-break/><text:s text:c="8"/>return -1;</text:p>
      <text:p text:style-name="P5"><text:s text:c="4"/>}</text:p>
      <text:p text:style-name="P5"><text:s text:c="4"/>abonne *try = temp-&gt;debut_abonne;</text:p>
      <text:p text:style-name="P5"><text:s text:c="4"/>while (strcmp(try-&gt;nom_abonne, nom) != 0 &amp;&amp; try != NULL)</text:p>
      <text:p text:style-name="P5"><text:s text:c="4"/>{</text:p>
      <text:p text:style-name="P5"><text:s text:c="8"/>try = try-&gt;next;</text:p>
      <text:p text:style-name="P5"><text:s text:c="4"/>}</text:p>
      <text:p text:style-name="P5"><text:s text:c="4"/>if (try == NULL)</text:p>
      <text:p text:style-name="P5"><text:s text:c="4"/>{</text:p>
      <text:p text:style-name="P5"><text:s text:c="8"/>printf("Subscriver Not Found!\n");</text:p>
      <text:p text:style-name="P5"><text:s text:c="8"/>return -1;</text:p>
      <text:p text:style-name="P5"><text:s text:c="4"/>}</text:p>
      <text:p text:style-name="P5"><text:s text:c="4"/>else</text:p>
      <text:p text:style-name="P5"><text:s text:c="4"/>{</text:p>
      <text:p text:style-name="P5"><text:s text:c="8"/>return try-&gt;num_tel;</text:p>
      <text:p text:style-name="P5"><text:s text:c="4"/>}</text:p>
      <text:p text:style-name="P5"><text:s text:c="4"/>return -1;</text:p>
      <text:p text:style-name="P5">}</text:p>
      <text:p text:style-name="P5"/>
      <text:p text:style-name="P5">int Enlever_abonne(Repertoire_telephone *list, int numero)</text:p>
      <text:p text:style-name="P5">{</text:p>
      <text:p text:style-name="P5"><text:s text:c="4"/>if (list == NULL)</text:p>
      <text:p text:style-name="P5"><text:s text:c="4"/>{</text:p>
      <text:p text:style-name="P5"><text:s text:c="8"/>printf("Your List is Empty, Form Enlever_abonne Function!\n");</text:p>
      <text:p text:style-name="P5"><text:s text:c="8"/>return -1;</text:p>
      <text:p text:style-name="P5"><text:s text:c="4"/>}</text:p>
      <text:p text:style-name="P5"><text:s text:c="4"/>Repertoire_telephone *temp = list;</text:p>
      <text:p text:style-name="P5"><text:s text:c="4"/>while (temp != NULL)</text:p>
      <text:p text:style-name="P5"><text:s text:c="4"/>{</text:p>
      <text:p text:style-name="P5"><text:s text:c="8"/>abonne *try = temp-&gt;debut_abonne;</text:p>
      <text:p text:style-name="P5"><text:s text:c="8"/>while (try != NULL)</text:p>
      <text:p text:style-name="P5"><text:s text:c="8"/>{</text:p>
      <text:p text:style-name="P5"><text:s text:c="12"/>if (try-&gt;num_tel == numero)</text:p>
      <text:p text:style-name="P5"><text:soft-page-break/><text:s text:c="12"/>{</text:p>
      <text:p text:style-name="P5"><text:s text:c="16"/>if (try == temp-&gt;debut_abonne)</text:p>
      <text:p text:style-name="P5"><text:s text:c="16"/>{</text:p>
      <text:p text:style-name="P5"><text:s text:c="20"/>temp-&gt;debut_abonne = try-&gt;next;</text:p>
      <text:p text:style-name="P5"><text:s text:c="20"/>if (temp-&gt;debut_abonne == NULL)</text:p>
      <text:p text:style-name="P5"><text:s text:c="20"/>{</text:p>
      <text:p text:style-name="P5"><text:s text:c="24"/>temp-&gt;fin_abonne == NULL;</text:p>
      <text:p text:style-name="P5"><text:s text:c="20"/>}</text:p>
      <text:p text:style-name="P5"><text:s text:c="20"/>else</text:p>
      <text:p text:style-name="P5"><text:s text:c="20"/>{</text:p>
      <text:p text:style-name="P5"><text:s text:c="24"/>temp-&gt;debut_abonne-&gt;prev = NULL;</text:p>
      <text:p text:style-name="P5"><text:s text:c="20"/>}</text:p>
      <text:p text:style-name="P5"><text:s text:c="16"/>}</text:p>
      <text:p text:style-name="P5"><text:s text:c="16"/>else</text:p>
      <text:p text:style-name="P5"><text:s text:c="16"/>{</text:p>
      <text:p text:style-name="P5"><text:s text:c="20"/>if (try == temp-&gt;fin_abonne)</text:p>
      <text:p text:style-name="P5"><text:s text:c="20"/>{</text:p>
      <text:p text:style-name="P5"><text:s text:c="24"/>try-&gt;prev-&gt;next = NULL;</text:p>
      <text:p text:style-name="P5"><text:s text:c="24"/>temp-&gt;fin_abonne = try-&gt;prev;</text:p>
      <text:p text:style-name="P5"><text:s text:c="20"/>}</text:p>
      <text:p text:style-name="P5"><text:s text:c="20"/>else</text:p>
      <text:p text:style-name="P5"><text:s text:c="20"/>{</text:p>
      <text:p text:style-name="P5"><text:s text:c="24"/>try-&gt;next-&gt;prev = try-&gt;prev;</text:p>
      <text:p text:style-name="P5"><text:s text:c="24"/>try-&gt;prev-&gt;next = try-&gt;next;</text:p>
      <text:p text:style-name="P5"><text:s text:c="20"/>}</text:p>
      <text:p text:style-name="P5"><text:s text:c="16"/>}</text:p>
      <text:p text:style-name="P5"><text:s text:c="16"/>free(try-&gt;adress);</text:p>
      <text:p text:style-name="P5"><text:s text:c="16"/>free(try-&gt;nom_abonne);</text:p>
      <text:p text:style-name="P5"><text:s text:c="16"/>free(try);</text:p>
      <text:p text:style-name="P5"><text:s text:c="16"/>temp-&gt;nb_abonnes--;</text:p>
      <text:p text:style-name="P5"><text:s text:c="16"/>return 1;</text:p>
      <text:p text:style-name="P5"><text:s text:c="12"/>}</text:p>
      <text:p text:style-name="P5"><text:s text:c="12"/>try = try-&gt;next;</text:p>
      <text:p text:style-name="P5"><text:s text:c="8"/>}</text:p>
      <text:p text:style-name="P5"><text:s text:c="8"/>temp = temp-&gt;next;</text:p>
      <text:p text:style-name="P5"><text:soft-page-break/><text:s text:c="4"/>}</text:p>
      <text:p text:style-name="P5"><text:s text:c="4"/>printf("Number (%d) Not Found!\n", numero);</text:p>
      <text:p text:style-name="P5"><text:s text:c="4"/>return -1;</text:p>
      <text:p text:style-name="P5">}</text:p>
      <text:p text:style-name="P5"/>
      <text:p text:style-name="P5"/>
      <text:p text:style-name="P5"/>
      <text:p text:style-name="P5">int Enlever_zone(Repertoire_telephone *list, int code_zone)</text:p>
      <text:p text:style-name="P5">{</text:p>
      <text:p text:style-name="P5"><text:s text:c="4"/>if (list == NULL)</text:p>
      <text:p text:style-name="P5"><text:s text:c="4"/>{</text:p>
      <text:p text:style-name="P5"><text:s text:c="8"/>printf("Your List is Empty, Form Enlever_abonne Function!\n");</text:p>
      <text:p text:style-name="P5"><text:s text:c="8"/>return -1;</text:p>
      <text:p text:style-name="P5"><text:s text:c="4"/>}</text:p>
      <text:p text:style-name="P5"><text:s text:c="4"/>Repertoire_telephone *curr = list;</text:p>
      <text:p text:style-name="P5"><text:s text:c="4"/>Repertoire_telephone *previous = NULL;</text:p>
      <text:p text:style-name="P5"/>
      <text:p text:style-name="P5"><text:s text:c="4"/>while (curr != NULL &amp;&amp; curr-&gt;code != code_zone)</text:p>
      <text:p text:style-name="P5"><text:s text:c="4"/>{</text:p>
      <text:p text:style-name="P5"><text:s text:c="8"/>previous = curr;</text:p>
      <text:p text:style-name="P5"><text:s text:c="8"/>curr = curr-&gt;next;</text:p>
      <text:p text:style-name="P5"><text:s text:c="4"/>}</text:p>
      <text:p text:style-name="P5"/>
      <text:p text:style-name="P5"><text:s text:c="4"/>if (curr == NULL)</text:p>
      <text:p text:style-name="P5"><text:s text:c="4"/>{</text:p>
      <text:p text:style-name="P5"><text:s text:c="8"/>printf("Zone Code Not Found!");</text:p>
      <text:p text:style-name="P5"><text:s text:c="8"/>return -1;</text:p>
      <text:p text:style-name="P5"><text:s text:c="4"/>}</text:p>
      <text:p text:style-name="P5"/>
      <text:p text:style-name="P5"><text:s text:c="4"/>if (previous == NULL)</text:p>
      <text:p text:style-name="P5"><text:s text:c="4"/>{</text:p>
      <text:p text:style-name="P5"><text:s text:c="8"/>list = curr-&gt;next;</text:p>
      <text:p text:style-name="P5"><text:s text:c="4"/>}</text:p>
      <text:p text:style-name="P5"><text:s text:c="4"/>else</text:p>
      <text:p text:style-name="P5"><text:soft-page-break/><text:s text:c="4"/>{</text:p>
      <text:p text:style-name="P5"><text:s text:c="8"/>previous-&gt;next = curr-&gt;next;</text:p>
      <text:p text:style-name="P5"><text:s text:c="4"/>}</text:p>
      <text:p text:style-name="P5"><text:s text:c="4"/>abonne *head = curr-&gt;debut_abonne;</text:p>
      <text:p text:style-name="P5"><text:s text:c="4"/>while(head != NULL){</text:p>
      <text:p text:style-name="P5"><text:s text:c="8"/>abonne *next = head-&gt;next;</text:p>
      <text:p text:style-name="P5"><text:s text:c="8"/>free(head-&gt;adress);</text:p>
      <text:p text:style-name="P5"><text:s text:c="8"/>free(head-&gt;nom_abonne);</text:p>
      <text:p text:style-name="P5"><text:s text:c="8"/>head = next;</text:p>
      <text:p text:style-name="P5"><text:s text:c="4"/>}</text:p>
      <text:p text:style-name="P5"><text:s text:c="4"/>free(curr);</text:p>
      <text:p text:style-name="P5"><text:s text:c="4"/>return 1;</text:p>
      <text:p text:style-name="P5">}</text:p>
      <text:p text:style-name="P5"/>
      <text:p text:style-name="P5">void display(Repertoire_telephone *list)</text:p>
      <text:p text:style-name="P5">{</text:p>
      <text:p text:style-name="P5"><text:s text:c="4"/>if (list == NULL)</text:p>
      <text:p text:style-name="P5"><text:s text:c="4"/>{</text:p>
      <text:p text:style-name="P5"><text:s text:c="8"/>printf("List is empty, From display Function!\n");</text:p>
      <text:p text:style-name="P5"><text:s text:c="8"/>return;</text:p>
      <text:p text:style-name="P5"><text:s text:c="4"/>}</text:p>
      <text:p text:style-name="P5"><text:s text:c="4"/>Repertoire_telephone *temp = list;</text:p>
      <text:p text:style-name="P5"><text:s text:c="4"/>while (temp != NULL)</text:p>
      <text:p text:style-name="P5"><text:s text:c="4"/>{</text:p>
      <text:p text:style-name="P5"><text:s text:c="8"/>printf("Code: %d, Nom: %s, Nombre d'abonnes: %d\n", temp-&gt;code, temp-&gt;nom_zone, temp-&gt;nb_abonnes);</text:p>
      <text:p text:style-name="P5"><text:s text:c="8"/>abonne *try = temp-&gt;debut_abonne;</text:p>
      <text:p text:style-name="P5"><text:s text:c="8"/>while (try != NULL)</text:p>
      <text:p text:style-name="P5"><text:s text:c="8"/>{</text:p>
      <text:p text:style-name="P5"><text:s text:c="12"/>printf("\tNom de l'abonne: %s, Numero de telephone: %d, Adresse: %s\n", try-&gt;nom_abonne, try-&gt;num_tel, try-&gt;adress);</text:p>
      <text:p text:style-name="P5"><text:s text:c="12"/>try = try-&gt;next;</text:p>
      <text:p text:style-name="P5"><text:s text:c="8"/>}</text:p>
      <text:p text:style-name="P5"><text:s text:c="8"/>printf("\n");</text:p>
      <text:p text:style-name="P5"><text:soft-page-break/><text:s text:c="8"/>temp = temp-&gt;next;</text:p>
      <text:p text:style-name="P5"><text:s text:c="4"/>}</text:p>
      <text:p text:style-name="P5">}</text:p>
      <text:p text:style-name="P5"/>
      <text:p text:style-name="P5">int main()</text:p>
      <text:p text:style-name="P5">{</text:p>
      <text:p text:style-name="P5"><text:s text:c="4"/>Repertoire_telephone *list = initialisation_rep(0, "Zone 0");</text:p>
      <text:p text:style-name="P5"/>
      <text:p text:style-name="P5"><text:s text:c="4"/>// Ajouter des zones</text:p>
      <text:p text:style-name="P5"><text:s text:c="4"/>printf("\n");</text:p>
      <text:p text:style-name="P5"><text:s text:c="4"/>printf("Ajouter des zones!");</text:p>
      <text:p text:style-name="P5"><text:s text:c="4"/>printf("\n##########################################################################\n");</text:p>
      <text:p text:style-name="P5"><text:s text:c="4"/>Ajouter_zone(list, 1, "Zone 1");</text:p>
      <text:p text:style-name="P5"><text:s text:c="4"/>Ajouter_zone(list, 2, "Zone 2");</text:p>
      <text:p text:style-name="P5"/>
      <text:p text:style-name="P5"><text:s text:c="4"/>printf("Display List!");</text:p>
      <text:p text:style-name="P5"><text:s text:c="4"/>printf("\n##########################################################################\n");</text:p>
      <text:p text:style-name="P5"><text:s text:c="4"/>display(list);</text:p>
      <text:p text:style-name="P5"/>
      <text:p text:style-name="P5"><text:s text:c="4"/>// Ajouter des abonnes</text:p>
      <text:p text:style-name="P5"><text:s text:c="4"/>printf("\n");</text:p>
      <text:p text:style-name="P5"/>
      <text:p text:style-name="P5"><text:s text:c="4"/>printf("Ajouter des Abonnes!");</text:p>
      <text:p text:style-name="P5"><text:s text:c="4"/>printf("\n##########################################################################\n");</text:p>
      <text:p text:style-name="P5"><text:s text:c="4"/>Ajouter_abonne(list, 123456, "Alice", "Paris", 0);</text:p>
      <text:p text:style-name="P5"><text:s text:c="4"/>Ajouter_abonne(list, 789012, "Bob", "Lyon", 2);</text:p>
      <text:p text:style-name="P5"/>
      <text:p text:style-name="P5"><text:s text:c="4"/>// Afficher le repertoire</text:p>
      <text:p text:style-name="P5"><text:s text:c="4"/>printf("\n");</text:p>
      <text:p text:style-name="P5"><text:soft-page-break/><text:s text:c="4"/>printf("Display List!");</text:p>
      <text:p text:style-name="P5"><text:s text:c="4"/>printf("\n##########################################################################\n");</text:p>
      <text:p text:style-name="P5"><text:s text:c="4"/>display(list);</text:p>
      <text:p text:style-name="P5"/>
      <text:p text:style-name="P5"><text:s text:c="4"/>// Enregistrer un abonne</text:p>
      <text:p text:style-name="P5"><text:s text:c="4"/>printf("\n");</text:p>
      <text:p text:style-name="P5"/>
      <text:p text:style-name="P5"><text:s text:c="4"/>printf("Enregestrer Un Abonne!");</text:p>
      <text:p text:style-name="P5"><text:s text:c="4"/>printf("\n##########################################################################\n");</text:p>
      <text:p text:style-name="P5"/>
      <text:p text:style-name="P5"><text:s text:c="4"/>int num_tel = Enregistrer_abonne(list, "Alice", 1);</text:p>
      <text:p text:style-name="P5"><text:s text:c="4"/>printf("Le numero de telephone d'Alice est : %d\n", num_tel);</text:p>
      <text:p text:style-name="P5"/>
      <text:p text:style-name="P5"><text:s text:c="4"/>// Enlever un abonne</text:p>
      <text:p text:style-name="P5"><text:s text:c="4"/>printf("\n");</text:p>
      <text:p text:style-name="P5"/>
      <text:p text:style-name="P5"><text:s text:c="4"/>printf("Enlever Un Abonne!");</text:p>
      <text:p text:style-name="P5"><text:s text:c="4"/>printf("\n##########################################################################\n");</text:p>
      <text:p text:style-name="P5"/>
      <text:p text:style-name="P5"><text:s text:c="4"/>int status = Enlever_abonne(list, 789012);</text:p>
      <text:p text:style-name="P5"><text:s text:c="4"/>if (status == 1)</text:p>
      <text:p text:style-name="P5"><text:s text:c="4"/>{</text:p>
      <text:p text:style-name="P5"><text:s text:c="8"/>printf("Abonne enleve avec succes.\n");</text:p>
      <text:p text:style-name="P5"><text:s text:c="4"/>}</text:p>
      <text:p text:style-name="P5"><text:s text:c="4"/>else</text:p>
      <text:p text:style-name="P5"><text:s text:c="4"/>{</text:p>
      <text:p text:style-name="P5"><text:s text:c="8"/>printf("Erreur lors de la suppression de l'abonne.\n");</text:p>
      <text:p text:style-name="P5"><text:s text:c="4"/>}</text:p>
      <text:p text:style-name="P5"><text:soft-page-break/></text:p>
      <text:p text:style-name="P5"><text:s text:c="4"/>// Afficher le repertoire mis a jour</text:p>
      <text:p text:style-name="P5"><text:s text:c="4"/>printf("\n");</text:p>
      <text:p text:style-name="P5"><text:s text:c="4"/>printf("Display List!");</text:p>
      <text:p text:style-name="P5"><text:s text:c="4"/>printf("\n##########################################################################\n");</text:p>
      <text:p text:style-name="P5"/>
      <text:p text:style-name="P5"><text:s text:c="4"/>display(list);</text:p>
      <text:p text:style-name="P5"/>
      <text:p text:style-name="P5"><text:s text:c="4"/>//Delete a Zone</text:p>
      <text:p text:style-name="P5"><text:s text:c="4"/>printf("\n");</text:p>
      <text:p text:style-name="P5"><text:s text:c="4"/>printf("Delete A Zone!");</text:p>
      <text:p text:style-name="P5"><text:s text:c="4"/>printf("\n##########################################################################\n");</text:p>
      <text:p text:style-name="P5"/>
      <text:p text:style-name="P5"><text:s text:c="4"/>Enlever_zone(list, 1);</text:p>
      <text:p text:style-name="P5"/>
      <text:p text:style-name="P5"><text:s text:c="4"/>//display</text:p>
      <text:p text:style-name="P5"><text:s text:c="4"/>printf("Display List!");</text:p>
      <text:p text:style-name="P5"><text:s text:c="4"/>printf("\n##########################################################################\n");</text:p>
      <text:p text:style-name="P5"/>
      <text:p text:style-name="P5"><text:s text:c="4"/>display(list);</text:p>
      <text:p text:style-name="P5"/>
      <text:p text:style-name="P5"><text:s text:c="4"/>free(list);</text:p>
      <text:p text:style-name="P5"><text:s text:c="4"/>return 0;</text:p>
      <text:p text:style-name="P5">}</text:p>
      <text:p text:style-name="P5">Exo2:</text:p>
      <text:p text:style-name="P5"/>
      <text:p text:style-name="P5">#include &lt;stdio.h&gt;</text:p>
      <text:p text:style-name="P5">#include &lt;stdlib.h&gt;</text:p>
      <text:p text:style-name="P5">#include &lt;string.h&gt;</text:p>
      <text:p text:style-name="P5"><text:soft-page-break/></text:p>
      <text:p text:style-name="P5">#define max_pile 6</text:p>
      <text:p text:style-name="P5">#define max_assiettes 10</text:p>
      <text:p text:style-name="P5"/>
      <text:p text:style-name="P5">typedef struct</text:p>
      <text:p text:style-name="P5">{</text:p>
      <text:p text:style-name="P5"><text:s text:c="4"/>int assiettes[max_assiettes], tete;</text:p>
      <text:p text:style-name="P5">} assiette;</text:p>
      <text:p text:style-name="P5"/>
      <text:p text:style-name="P5">typedef struct</text:p>
      <text:p text:style-name="P5">{</text:p>
      <text:p text:style-name="P5"><text:s text:c="4"/>int head, queue;</text:p>
      <text:p text:style-name="P5"><text:s text:c="4"/>assiette arr[max_pile];</text:p>
      <text:p text:style-name="P5">} file;</text:p>
      <text:p text:style-name="P5"/>
      <text:p text:style-name="P5">file *initialisation_file()</text:p>
      <text:p text:style-name="P5">{</text:p>
      <text:p text:style-name="P5"><text:s text:c="4"/>file *new = (file *)malloc(sizeof(file));</text:p>
      <text:p text:style-name="P5"><text:s text:c="4"/>new-&gt;head = new-&gt;queue = 0;</text:p>
      <text:p text:style-name="P5"><text:s text:c="4"/>return new;</text:p>
      <text:p text:style-name="P5">}</text:p>
      <text:p text:style-name="P5"/>
      <text:p text:style-name="P5">void ajouter_pile(file *f, int e)</text:p>
      <text:p text:style-name="P5">{</text:p>
      <text:p text:style-name="P5"><text:s text:c="4"/>if (e == 0)</text:p>
      <text:p text:style-name="P5"><text:s text:c="4"/>{</text:p>
      <text:p text:style-name="P5"><text:s text:c="8"/>printf("Cannto add pile with 0 assistes, from ajouter_pile function!\n");</text:p>
      <text:p text:style-name="P5"><text:s text:c="4"/>}</text:p>
      <text:p text:style-name="P5"><text:s text:c="4"/>else</text:p>
      <text:p text:style-name="P5"><text:s text:c="4"/>{</text:p>
      <text:p text:style-name="P5"><text:s text:c="8"/>if ((f-&gt;queue + 1) % max_pile == f-&gt;head)</text:p>
      <text:p text:style-name="P5"><text:s text:c="8"/>{</text:p>
      <text:p text:style-name="P5"><text:s text:c="12"/>printf("You already got max of piles, from emfiler function!\n");</text:p>
      <text:p text:style-name="P5"><text:soft-page-break/><text:s text:c="8"/>}</text:p>
      <text:p text:style-name="P5"><text:s text:c="8"/>else</text:p>
      <text:p text:style-name="P5"><text:s text:c="8"/>{</text:p>
      <text:p text:style-name="P5"><text:s text:c="12"/>f-&gt;arr[f-&gt;queue].tete = -1;</text:p>
      <text:p text:style-name="P5"><text:s text:c="12"/>for (int i = 0; i &lt; e; i++)</text:p>
      <text:p text:style-name="P5"><text:s text:c="12"/>{</text:p>
      <text:p text:style-name="P5"><text:s text:c="16"/>f-&gt;arr[f-&gt;queue].tete++;</text:p>
      <text:p text:style-name="P5"><text:s text:c="16"/>f-&gt;arr[f-&gt;queue].assiettes[f-&gt;arr[f-&gt;queue].tete] = 1;</text:p>
      <text:p text:style-name="P5"><text:s text:c="12"/>}</text:p>
      <text:p text:style-name="P5"><text:s text:c="12"/>f-&gt;queue = (f-&gt;queue + 1) % max_pile;</text:p>
      <text:p text:style-name="P5"><text:s text:c="8"/>}</text:p>
      <text:p text:style-name="P5"><text:s text:c="4"/>}</text:p>
      <text:p text:style-name="P5">}</text:p>
      <text:p text:style-name="P5"/>
      <text:p text:style-name="P5">void retirer_assiette(file *f)</text:p>
      <text:p text:style-name="P5">{</text:p>
      <text:p text:style-name="P5"><text:s text:c="4"/>if (f-&gt;arr[f-&gt;head].tete == -1)</text:p>
      <text:p text:style-name="P5"><text:s text:c="4"/>{</text:p>
      <text:p text:style-name="P5"><text:s text:c="8"/>f-&gt;head = (f-&gt;head + 1) % max_pile;</text:p>
      <text:p text:style-name="P5"><text:s text:c="4"/>}</text:p>
      <text:p text:style-name="P5"/>
      <text:p text:style-name="P5"><text:s text:c="4"/>if (f-&gt;head == f-&gt;queue)</text:p>
      <text:p text:style-name="P5"><text:s text:c="4"/>{</text:p>
      <text:p text:style-name="P5"><text:s text:c="8"/>printf("File empty, from retirer_assiette function!\n");</text:p>
      <text:p text:style-name="P5"><text:s text:c="4"/>}</text:p>
      <text:p text:style-name="P5"><text:s text:c="4"/>else</text:p>
      <text:p text:style-name="P5"><text:s text:c="4"/>{</text:p>
      <text:p text:style-name="P5"><text:s text:c="8"/>f-&gt;arr[f-&gt;head].assiettes[f-&gt;arr[f-&gt;head].tete] = 0;</text:p>
      <text:p text:style-name="P5"><text:s text:c="8"/>f-&gt;arr[f-&gt;head].tete--;</text:p>
      <text:p text:style-name="P5"><text:s text:c="4"/>}</text:p>
      <text:p text:style-name="P5">}</text:p>
      <text:p text:style-name="P5"/>
      <text:p text:style-name="P5">int defiler(file *f)</text:p>
      <text:p text:style-name="P5">{</text:p>
      <text:p text:style-name="P5"><text:s text:c="4"/>if (f-&gt;head == f-&gt;queue)</text:p>
      <text:p text:style-name="P5"><text:soft-page-break/><text:s text:c="4"/>{</text:p>
      <text:p text:style-name="P5"><text:s text:c="8"/>return -1;</text:p>
      <text:p text:style-name="P5"><text:s text:c="4"/>}</text:p>
      <text:p text:style-name="P5"><text:s text:c="4"/>int nb_assiettes = f-&gt;arr[f-&gt;head].tete + 1;</text:p>
      <text:p text:style-name="P5"><text:s text:c="4"/>while (f-&gt;arr[f-&gt;head].tete != -1)</text:p>
      <text:p text:style-name="P5"><text:s text:c="4"/>{</text:p>
      <text:p text:style-name="P5"><text:s text:c="8"/>retirer_assiette(f);</text:p>
      <text:p text:style-name="P5"><text:s text:c="4"/>}</text:p>
      <text:p text:style-name="P5"><text:s text:c="4"/>f-&gt;head = (f-&gt;head + 1) % max_pile;</text:p>
      <text:p text:style-name="P5"><text:s text:c="4"/>return nb_assiettes;</text:p>
      <text:p text:style-name="P5">}</text:p>
      <text:p text:style-name="P5"/>
      <text:p text:style-name="P5">int add_assiette(file *f, int e)</text:p>
      <text:p text:style-name="P5">{</text:p>
      <text:p text:style-name="P5"><text:s text:c="4"/>while ((f-&gt;queue + 1) % max_pile != f-&gt;head &amp;&amp; e != 0)</text:p>
      <text:p text:style-name="P5"><text:s text:c="4"/>{</text:p>
      <text:p text:style-name="P5"><text:s text:c="8"/>if (e &gt;= 10)</text:p>
      <text:p text:style-name="P5"><text:s text:c="8"/>{</text:p>
      <text:p text:style-name="P5"><text:s text:c="12"/>ajouter_pile(f, 10);</text:p>
      <text:p text:style-name="P5"><text:s text:c="12"/>e -= 10;</text:p>
      <text:p text:style-name="P5"><text:s text:c="8"/>}</text:p>
      <text:p text:style-name="P5"><text:s text:c="8"/>else</text:p>
      <text:p text:style-name="P5"><text:s text:c="8"/>{</text:p>
      <text:p text:style-name="P5"><text:s text:c="12"/>ajouter_pile(f, e);</text:p>
      <text:p text:style-name="P5"><text:s text:c="12"/>e = 0;</text:p>
      <text:p text:style-name="P5"><text:s text:c="8"/>}</text:p>
      <text:p text:style-name="P5"><text:s text:c="4"/>}</text:p>
      <text:p text:style-name="P5"><text:s text:c="4"/>if (e != 0)</text:p>
      <text:p text:style-name="P5"><text:s text:c="4"/>{</text:p>
      <text:p text:style-name="P5"><text:s text:c="8"/>file *temp = initialisation_file();</text:p>
      <text:p text:style-name="P5"><text:s text:c="8"/>while (f-&gt;head != f-&gt;queue &amp;&amp; e != 0)</text:p>
      <text:p text:style-name="P5"><text:s text:c="8"/>{</text:p>
      <text:p text:style-name="P5"><text:s text:c="12"/>if (f-&gt;arr[f-&gt;head].tete == max_assiettes - 1)</text:p>
      <text:p text:style-name="P5"><text:s text:c="12"/>{</text:p>
      <text:p text:style-name="P5"><text:s text:c="16"/>ajouter_pile(temp, defiler(f));</text:p>
      <text:p text:style-name="P5"><text:soft-page-break/><text:s text:c="12"/>}</text:p>
      <text:p text:style-name="P5"><text:s text:c="12"/>else</text:p>
      <text:p text:style-name="P5"><text:s text:c="12"/>{</text:p>
      <text:p text:style-name="P5"><text:s text:c="16"/>int rest = max_assiettes - f-&gt;arr[f-&gt;head].tete - 1;</text:p>
      <text:p text:style-name="P5"><text:s text:c="16"/>if (e &lt; rest)</text:p>
      <text:p text:style-name="P5"><text:s text:c="16"/>{</text:p>
      <text:p text:style-name="P5"><text:s text:c="20"/>rest = e;</text:p>
      <text:p text:style-name="P5"><text:s text:c="20"/>e = 0;</text:p>
      <text:p text:style-name="P5"><text:s text:c="16"/>}</text:p>
      <text:p text:style-name="P5"><text:s text:c="16"/>else</text:p>
      <text:p text:style-name="P5"><text:s text:c="16"/>{</text:p>
      <text:p text:style-name="P5"><text:s text:c="20"/>e -= rest;</text:p>
      <text:p text:style-name="P5"><text:s text:c="16"/>}</text:p>
      <text:p text:style-name="P5"><text:s text:c="16"/>for (int j = 0; j &lt; rest; j++)</text:p>
      <text:p text:style-name="P5"><text:s text:c="16"/>{</text:p>
      <text:p text:style-name="P5"><text:s text:c="20"/>f-&gt;arr[f-&gt;head].tete++;</text:p>
      <text:p text:style-name="P5"><text:s text:c="20"/>f-&gt;arr[f-&gt;head].assiettes[f-&gt;arr[f-&gt;head].tete] = 1;</text:p>
      <text:p text:style-name="P5"><text:s text:c="16"/>}</text:p>
      <text:p text:style-name="P5"><text:s text:c="12"/>}</text:p>
      <text:p text:style-name="P5"><text:s text:c="8"/>}</text:p>
      <text:p text:style-name="P5"><text:s text:c="8"/>int n;</text:p>
      <text:p text:style-name="P5"><text:s text:c="8"/>if (temp-&gt;queue &gt; temp-&gt;head)</text:p>
      <text:p text:style-name="P5"><text:s text:c="8"/>{</text:p>
      <text:p text:style-name="P5"><text:s text:c="12"/>n = temp-&gt;queue - temp-&gt;head;</text:p>
      <text:p text:style-name="P5"><text:s text:c="8"/>}</text:p>
      <text:p text:style-name="P5"><text:s text:c="8"/>else</text:p>
      <text:p text:style-name="P5"><text:s text:c="8"/>{</text:p>
      <text:p text:style-name="P5"><text:s text:c="12"/>n = max_pile - temp-&gt;head - temp-&gt;queue;</text:p>
      <text:p text:style-name="P5"><text:s text:c="8"/>}</text:p>
      <text:p text:style-name="P5"><text:s text:c="8"/>for (int j = 0; j &lt; n; j++)</text:p>
      <text:p text:style-name="P5"><text:s text:c="8"/>{</text:p>
      <text:p text:style-name="P5"><text:s text:c="12"/>ajouter_pile(f, defiler(temp));</text:p>
      <text:p text:style-name="P5"><text:s text:c="8"/>}</text:p>
      <text:p text:style-name="P5"><text:s text:c="8"/>free(temp);</text:p>
      <text:p text:style-name="P5"><text:s text:c="4"/>}</text:p>
      <text:p text:style-name="P5"><text:soft-page-break/><text:s text:c="4"/>return e;</text:p>
      <text:p text:style-name="P5">}</text:p>
      <text:p text:style-name="P5"/>
      <text:p text:style-name="P5">int etat_before(file f){</text:p>
      <text:p text:style-name="P5"><text:s text:c="4"/>if(f.head==f.queue){</text:p>
      <text:p text:style-name="P5"><text:s text:c="8"/>return 50;</text:p>
      <text:p text:style-name="P5"><text:s text:c="4"/>}</text:p>
      <text:p text:style-name="P5"><text:s text:c="4"/>int count = 0;</text:p>
      <text:p text:style-name="P5"><text:s text:c="4"/>int i = 0;</text:p>
      <text:p text:style-name="P5"><text:s text:c="4"/>while (i &lt; 5)</text:p>
      <text:p text:style-name="P5"><text:s text:c="4"/>{</text:p>
      <text:p text:style-name="P5"><text:s text:c="8"/>count += max_assiettes - f.arr[f.head].tete - 1;</text:p>
      <text:p text:style-name="P5"><text:s text:c="8"/>defiler(&amp;f);</text:p>
      <text:p text:style-name="P5"><text:s text:c="8"/>i++;</text:p>
      <text:p text:style-name="P5"><text:s text:c="4"/>}</text:p>
      <text:p text:style-name="P5"><text:s text:c="4"/>return count;</text:p>
      <text:p text:style-name="P5">}</text:p>
      <text:p text:style-name="P5"/>
      <text:p text:style-name="P5">void etat(file *f, int n){</text:p>
      <text:p text:style-name="P5"><text:s text:c="4"/>printf("Before, it still %d asseittes can be added!\n", etat_before(*f));</text:p>
      <text:p text:style-name="P5"><text:s text:c="4"/>printf("Number Of Assiettes au poubelle: %d\n", add_assiette(f, n));</text:p>
      <text:p text:style-name="P5"><text:s text:c="4"/>printf("After, it still %d asseittes can be added!\n", etat_before(*f));</text:p>
      <text:p text:style-name="P5">}</text:p>
      <text:p text:style-name="P5"/>
      <text:p text:style-name="P5">void main()</text:p>
      <text:p text:style-name="P5">{</text:p>
      <text:p text:style-name="P5"><text:s text:c="4"/>file *f = initialisation_file();</text:p>
      <text:p text:style-name="P5"><text:s text:c="4"/>etat(f, 60);</text:p>
      <text:p text:style-name="P5"/>
      <text:p text:style-name="P5"><text:s text:c="4"/>printf("\n############################################################\n");</text:p>
      <text:p text:style-name="P5"><text:soft-page-break/></text:p>
      <text:p text:style-name="P5"><text:s text:c="4"/>for (int i = 0; i &lt; 23; i++){</text:p>
      <text:p text:style-name="P5"><text:s text:c="8"/>retirer_assiette(f);</text:p>
      <text:p text:style-name="P5"><text:s text:c="4"/>}</text:p>
      <text:p text:style-name="P5"/>
      <text:p text:style-name="P5"><text:s text:c="4"/>etat(f, 13);</text:p>
      <text:p text:style-name="P5"/>
      <text:p text:style-name="P5"><text:s text:c="4"/>free(f);</text:p>
      <text:p text:style-name="P5">}</text:p>
      <text:p text:style-name="P5"/>
      <text:p text:style-name="P5"/>
      <text:p text:style-name="P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22:53:00.184396679</meta:creation-date>
    <dc:date>2023-05-13T19:54:06.104519284</dc:date>
    <meta:editing-duration>PT11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7" meta:paragraph-count="477" meta:word-count="1242" meta:character-count="11944" meta:non-whitespace-character-count="8248"/>
  </office:meta>
</office:document-meta>
</file>